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78F0000037426DA5980CB731FE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88cm" fo:min-width="0.337cm"/>
    </style:style>
    <style:style style:name="gr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88cm" fo:min-width="0.338cm"/>
    </style:style>
    <style:style style:name="gr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87cm" fo:min-width="0.337cm"/>
    </style:style>
    <style:style style:name="gr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87cm" fo:min-width="0.33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31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1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615cm"/>
    </style:style>
    <style:style style:name="gr1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1.959cm"/>
    </style:style>
    <style:style style:name="gr18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style:text-properties fo:color="#000000" style:font-name="URW Chancery L" fo:font-size="22pt" style:font-size-asian="22pt" style:font-size-complex="22pt"/>
    </style:style>
    <style:style style:name="P6" style:family="paragraph">
      <loext:graphic-properties draw:fill="none" draw:fill-color="#ffffff"/>
      <style:text-properties fo:color="#000000" style:font-name="URW Chancery L" fo:font-size="22pt" style:font-size-asian="22pt" style:font-size-complex="22pt"/>
    </style:style>
    <style:style style:name="P7" style:family="paragraph">
      <loext:graphic-properties draw:fill="none" draw:fill-color="#ffffff"/>
      <style:text-properties fo:color="#000000" fo:font-size="18pt"/>
    </style:style>
    <style:style style:name="P8" style:family="paragraph">
      <style:text-properties fo:font-size="18pt"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style:text-properties style:font-name="URW Chancery L" fo:font-size="18pt" style:font-size-asian="18pt" style:font-size-complex="18pt"/>
    </style:style>
    <style:style style:name="P12" style:family="paragraph">
      <loext:graphic-properties draw:fill="none" draw:fill-color="#ffffff"/>
      <style:text-properties fo:color="#ff3333" style:font-name="URW Chancery L" fo:font-size="18pt" style:font-size-asian="18pt" style:font-size-complex="18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style:style style:name="T3" style:family="text">
      <style:text-properties fo:color="#000000" style:font-name="URW Chancery L" fo:font-size="22pt" style:font-size-asian="22pt" style:font-size-complex="22pt"/>
    </style:style>
    <style:style style:name="T4" style:family="text">
      <style:text-properties fo:color="#000000" style:text-position="-33% 58%" style:font-name="URW Chancery L" fo:font-size="22pt" style:font-size-asian="22pt" style:font-size-complex="22pt"/>
    </style:style>
    <style:style style:name="T5" style:family="text">
      <style:text-properties fo:color="#000000" style:text-position="0% 100%" style:font-name="URW Chancery L" fo:font-size="22pt" style:font-size-asian="22pt" style:font-size-complex="22pt"/>
    </style:style>
    <style:style style:name="T6" style:family="text">
      <style:text-properties fo:color="#000000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text-position="-33% 58%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00" style:font-name="URW Chancery L" fo:font-size="18pt" style:font-size-asian="18pt" style:font-size-complex="18pt"/>
    </style:style>
    <style:style style:name="T11" style:family="text">
      <style:text-properties fo:color="#ff3333" style:font-name="URW Chancery L" fo:font-size="18pt" style:font-size-asian="18pt" style:font-size-complex="18pt"/>
    </style:style>
    <style:style style:name="T12" style:family="text">
      <style:text-properties fo:color="#ff3333" style:font-name="URW Chancery L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000000" style:text-position="0% 100%" style:font-name="Liberation Sans1"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000000" style:text-position="0% 100%" style:font-name="Liberation Sans1" fo:font-size="18pt" style:font-size-asian="18pt" style:font-size-complex="18pt"/>
    </style:style>
    <style:style style:name="T15" style:family="text">
      <style:text-properties fo:color="#000000" style:text-position="0% 100%" style:font-name="URW Chancery L" fo:font-size="18pt" style:font-size-asian="18pt" style:font-size-complex="18pt"/>
    </style:style>
    <style:style style:name="T16" style:family="text">
      <style:text-properties fo:color="#000000" style:text-position="-33% 58%" style:font-name="URW Chancery L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183cm" svg:height="1.184cm" svg:x="2.084cm" svg:y="12.5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184cm" svg:height="1.184cm" svg:x="6.308cm" svg:y="12.6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183cm" svg:height="1.183cm" svg:x="2.084cm" svg:y="9.7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184cm" svg:height="1.183cm" svg:x="6.308cm" svg:y="9.7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2" draw:layer="layout" svg:x1="2.643cm" svg:y1="14.793cm" svg:x2="2.643cm" svg:y2="13.78cm">
          <text:p/>
        </draw:line>
        <draw:line draw:style-name="gr5" draw:text-style-name="P2" draw:layer="layout" svg:x1="6.933cm" svg:y1="14.979cm" svg:x2="6.933cm" svg:y2="13.853cm">
          <text:p/>
        </draw:line>
        <draw:line draw:style-name="gr6" draw:text-style-name="P2" draw:layer="layout" svg:x1="2.642cm" svg:y1="10.941cm" svg:x2="2.642cm" svg:y2="12.596cm">
          <text:p/>
        </draw:line>
        <draw:line draw:style-name="gr6" draw:text-style-name="P2" draw:layer="layout" svg:x1="6.933cm" svg:y1="10.941cm" svg:x2="6.933cm" svg:y2="12.669cm">
          <text:p/>
        </draw:line>
        <draw:line draw:style-name="gr6" draw:text-style-name="P2" draw:layer="layout" svg:x1="3.016cm" svg:y1="10.689cm" svg:x2="6.374cm" svg:y2="12.927cm">
          <text:p/>
        </draw:line>
        <draw:line draw:style-name="gr6" draw:text-style-name="P2" draw:layer="layout" svg:x1="6.56cm" svg:y1="10.689cm" svg:x2="3.016cm" svg:y2="12.927cm">
          <text:p/>
        </draw:line>
        <draw:frame draw:style-name="gr7" draw:text-style-name="P4" draw:layer="layout" svg:width="2.428cm" svg:height="1.525cm" svg:x="1.382cm" svg:y="11.402cm">
          <draw:text-box>
            <text:p text:style-name="P3"><text:span text:style-name="T1">w</text:span><text:span text:style-name="T2">11</text:span></text:p>
          </draw:text-box>
        </draw:frame>
        <draw:frame draw:style-name="gr8" draw:text-style-name="P4" draw:layer="layout" svg:width="2.299cm" svg:height="1.977cm" svg:x="3.302cm" svg:y="11.803cm">
          <draw:text-box>
            <text:p text:style-name="P3"><text:span text:style-name="T1">w</text:span><text:span text:style-name="T2">12</text:span></text:p>
          </draw:text-box>
        </draw:frame>
        <draw:frame draw:style-name="gr8" draw:text-style-name="P4" draw:layer="layout" svg:width="1.957cm" svg:height="1.977cm" svg:x="6.933cm" svg:y="11.383cm">
          <draw:text-box>
            <text:p text:style-name="P3"><text:span text:style-name="T1">w</text:span><text:span text:style-name="T2">22</text:span></text:p>
          </draw:text-box>
        </draw:frame>
        <draw:frame draw:style-name="gr8" draw:text-style-name="P4" draw:layer="layout" svg:width="2.167cm" svg:height="1.977cm" svg:x="4.766cm" svg:y="11.876cm">
          <draw:text-box>
            <text:p text:style-name="P3"><text:span text:style-name="T1">w</text:span><text:span text:style-name="T2">21</text:span></text:p>
          </draw:text-box>
        </draw:frame>
        <draw:frame draw:style-name="gr9" draw:text-style-name="P6" draw:layer="layout" svg:width="9.673cm" svg:height="2.567cm" svg:x="2.265cm" svg:y="14.751cm">
          <draw:text-box>
            <text:p text:style-name="P5"><text:span text:style-name="T3">x</text:span><text:span text:style-name="T4">1 <text:s text:c="21"/></text:span><text:span text:style-name="T4"><text:s text:c="15"/></text:span><text:span text:style-name="T5">x</text:span><text:span text:style-name="T4">2</text:span><text:span text:style-name="T5"> <text:s text:c="2"/></text:span><text:span text:style-name="T5">… x</text:span><text:span text:style-name="T4">i </text:span><text:span text:style-name="T5">… </text:span><text:span text:style-name="T5">x</text:span><text:span text:style-name="T4">n</text:span><text:span text:style-name="T5"> </text:span><text:span text:style-name="T4"><text:s text:c="20"/></text:span><text:span text:style-name="T4"><text:s text:c="5"/></text:span></text:p>
          </draw:text-box>
        </draw:frame>
        <draw:frame draw:style-name="gr10" draw:text-style-name="P7" draw:layer="layout" svg:width="5.98cm" svg:height="1.673cm" svg:x="12.206cm" svg:y="10.04cm">
          <draw:text-box>
            <text:p text:style-name="P3"><text:span text:style-name="T6">hidden layer </text:span></text:p>
          </draw:text-box>
        </draw:frame>
        <draw:frame draw:style-name="gr10" draw:text-style-name="P7" draw:layer="layout" svg:width="5.032cm" svg:height="1.673cm" svg:x="12.246cm" svg:y="13.059cm">
          <draw:text-box>
            <text:p text:style-name="P3"><text:span text:style-name="T6">input layer </text:span></text:p>
          </draw:text-box>
        </draw:frame>
        <draw:frame draw:style-name="gr11" draw:text-style-name="P7" draw:layer="layout" svg:width="5.061cm" svg:height="1.526cm" svg:x="12.206cm" svg:y="6.496cm">
          <draw:text-box>
            <text:p text:style-name="P3"><text:span text:style-name="T6">output layer </text:span></text:p>
          </draw:text-box>
        </draw:frame>
        <draw:frame draw:style-name="gr12" draw:text-style-name="P4" draw:layer="layout" svg:width="2.454cm" svg:height="1.207cm" svg:x="16.494cm" svg:y="11.496cm">
          <draw:text-box>
            <text:p text:style-name="P3"><text:span text:style-name="T7">W</text:span><text:span text:style-name="T8">ij</text:span></text:p>
          </draw:text-box>
        </draw:frame>
        <draw:frame draw:style-name="gr13" draw:text-style-name="P4" draw:layer="layout" svg:width="2.962cm" svg:height="2.163cm" svg:x="16.494cm" svg:y="8.099cm">
          <draw:text-box>
            <text:p text:style-name="P3"><text:span text:style-name="T7">W</text:span><text:span text:style-name="T8">jk</text:span></text:p>
          </draw:text-box>
        </draw:frame>
        <draw:frame draw:style-name="gr14" draw:text-style-name="P9" draw:layer="layout" svg:width="4.418cm" svg:height="1.865cm" svg:x="16.308cm" svg:y="3.977cm">
          <draw:text-box>
            <text:p text:style-name="P8"><text:span text:style-name="T9">Matrix</text:span></text:p>
          </draw:text-box>
        </draw:frame>
        <draw:line draw:style-name="gr15" draw:text-style-name="P10" draw:layer="layout" svg:x1="15.189cm" svg:y1="7.726cm" svg:x2="15.189cm" svg:y2="9.591cm">
          <text:p/>
        </draw:line>
        <draw:line draw:style-name="gr15" draw:text-style-name="P10" draw:layer="layout" svg:x1="15.229cm" svg:y1="11.084cm" svg:x2="15.229cm" svg:y2="12.949cm">
          <text:p/>
        </draw:line>
        <draw:custom-shape draw:style-name="gr1" draw:text-style-name="P1" draw:layer="layout" svg:width="1.183cm" svg:height="1.184cm" svg:x="2.116cm" svg:y="6.9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183cm" svg:height="1.184cm" svg:x="6.341cm" svg:y="6.9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2" draw:layer="layout" svg:x1="2.675cm" svg:y1="8.143cm" svg:x2="2.675cm" svg:y2="9.798cm">
          <text:p/>
        </draw:line>
        <draw:line draw:style-name="gr6" draw:text-style-name="P2" draw:layer="layout" svg:x1="6.965cm" svg:y1="8.143cm" svg:x2="6.965cm" svg:y2="9.871cm">
          <text:p/>
        </draw:line>
        <draw:line draw:style-name="gr6" draw:text-style-name="P2" draw:layer="layout" svg:x1="3.048cm" svg:y1="7.891cm" svg:x2="6.406cm" svg:y2="10.129cm">
          <text:p/>
        </draw:line>
        <draw:line draw:style-name="gr6" draw:text-style-name="P2" draw:layer="layout" svg:x1="6.592cm" svg:y1="7.891cm" svg:x2="3.048cm" svg:y2="10.129cm">
          <text:p/>
        </draw:line>
        <draw:line draw:style-name="gr5" draw:text-style-name="P2" draw:layer="layout" svg:x1="2.675cm" svg:y1="6.926cm" svg:x2="2.675cm" svg:y2="5.913cm">
          <text:p/>
        </draw:line>
        <draw:line draw:style-name="gr5" draw:text-style-name="P2" draw:layer="layout" svg:x1="6.965cm" svg:y1="7.039cm" svg:x2="6.965cm" svg:y2="5.913cm">
          <text:p/>
        </draw:line>
        <draw:frame draw:style-name="gr14" draw:text-style-name="P9" draw:layer="layout" svg:width="3.108cm" svg:height="1.865cm" svg:x="12.192cm" svg:y="3.977cm">
          <draw:text-box>
            <text:p text:style-name="P8"><text:span text:style-name="T9">Layer</text:span></text:p>
          </draw:text-box>
        </draw:frame>
        <draw:line draw:style-name="gr6" draw:text-style-name="P2" draw:layer="layout" svg:x1="12.432cm" svg:y1="4.938cm" svg:x2="18.44cm" svg:y2="4.938cm">
          <text:p/>
        </draw:line>
        <draw:frame draw:style-name="gr16" draw:text-style-name="P12" draw:layer="layout" svg:width="10.922cm" svg:height="1.893cm" svg:x="2.286cm" svg:y="6.959cm">
          <draw:text-box>
            <text:p text:style-name="P11"><text:span text:style-name="T10">1 <text:s text:c="27"/>2</text:span><text:span text:style-name="T11"> <text:s text:c="5"/></text:span><text:span text:style-name="T10">…</text:span><text:span text:style-name="T11"> </text:span><text:span text:style-name="T12">k </text:span><text:span text:style-name="T10">… <text:s text:c="2"/>n <text:s/></text:span></text:p>
          </draw:text-box>
        </draw:frame>
        <draw:frame draw:style-name="gr16" draw:text-style-name="P12" draw:layer="layout" svg:width="10.922cm" svg:height="1.893cm" svg:x="2.286cm" svg:y="9.76cm">
          <draw:text-box>
            <text:p text:style-name="P11"><text:span text:style-name="T10">1 <text:s text:c="27"/>2</text:span><text:span text:style-name="T11"> <text:s text:c="5"/></text:span><text:span text:style-name="T10">…</text:span><text:span text:style-name="T11"> </text:span><text:span text:style-name="T12">j</text:span><text:span text:style-name="T11"> </text:span><text:span text:style-name="T10">… <text:s text:c="2"/>n <text:s/></text:span></text:p>
          </draw:text-box>
        </draw:frame>
        <draw:frame draw:style-name="gr16" draw:text-style-name="P12" draw:layer="layout" svg:width="10.922cm" svg:height="1.893cm" svg:x="2.286cm" svg:y="12.66cm">
          <draw:text-box>
            <text:p text:style-name="P11"><text:span text:style-name="T10">1 <text:s text:c="27"/>2</text:span><text:span text:style-name="T11"> <text:s text:c="5"/></text:span><text:span text:style-name="T10">…</text:span><text:span text:style-name="T11"> </text:span><text:span text:style-name="T12">i</text:span><text:span text:style-name="T11"> </text:span><text:span text:style-name="T10">… <text:s text:c="2"/>n <text:s/></text:span></text:p>
          </draw:text-box>
        </draw:frame>
        <draw:frame draw:style-name="gr9" draw:text-style-name="P6" draw:layer="layout" svg:width="9.673cm" svg:height="2.567cm" svg:x="2.266cm" svg:y="4.652cm">
          <draw:text-box>
            <text:p text:style-name="P5"><text:span text:style-name="T5">y</text:span><text:span text:style-name="T4">1 <text:s text:c="36"/></text:span><text:span text:style-name="T5">y</text:span><text:span text:style-name="T4">2</text:span><text:span text:style-name="T5"> <text:s text:c="2"/>… y</text:span><text:span text:style-name="T4">i </text:span><text:span text:style-name="T5">… y</text:span><text:span text:style-name="T4">n</text:span><text:span text:style-name="T5"> </text:span><text:span text:style-name="T4"><text:s text:c="25"/></text:span></text:p>
          </draw:text-box>
        </draw:frame>
        <draw:frame draw:style-name="gr17" draw:text-style-name="P6" draw:layer="layout" svg:width="5.588cm" svg:height="2.941cm" svg:x="2.032cm" svg:y="1.123cm">
          <draw:text-box>
            <text:p text:style-name="P5"><text:span text:style-name="T13">In each layer: </text:span></text:p>
            <text:p text:style-name="P5"><text:span text:style-name="T14">Input:</text:span><text:span text:style-name="T15"> <text:s text:c="4"/>x</text:span></text:p>
            <text:p text:style-name="P5"><text:span text:style-name="T14">Output: </text:span><text:span text:style-name="T15">y </text:span><text:span text:style-name="T16"><text:s/></text:span><text:span text:style-name="T4"><text:s text:c="24"/></text:span></text:p>
          </draw:text-box>
        </draw:frame>
        <draw:frame draw:style-name="gr18" draw:text-style-name="P10" draw:layer="layout" svg:width="11.176cm" svg:height="5.105cm" svg:x="2.032cm" svg:y="18.517cm">
          <draw:image xlink:href="Pictures/100000000000078F0000037426DA5980CB731FEF.jpg" xlink:type="simple" xlink:show="embed" xlink:actuate="onLoad">
            <text:p/>
          </draw:image>
        </draw:frame>
        <draw:frame draw:style-name="gr19" draw:text-style-name="P13" draw:layer="layout" svg:width="20.32cm" svg:height="2.384cm" svg:x="1.778cm" svg:y="17.272cm">
          <draw:text-box>
            <text:p><text:span text:style-name="T9">Realization using weight matrix </text:span><text:span text:style-name="T7">W</text:span> </text:p>
          </draw:text-box>
        </draw:fram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5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2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1.931cm" svg:x="7.182cm" svg:y="25.5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1.931cm" svg:x="15.057cm" svg:y="25.50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4T21:06:46.564771940</meta:creation-date>
    <dc:date>2018-11-09T14:48:18.303096748</dc:date>
    <meta:editing-duration>PT42M54S</meta:editing-duration>
    <meta:editing-cycles>19</meta:editing-cycles>
    <meta:generator>LibreOffice/5.1.6.2$Linux_X86_64 LibreOffice_project/10m0$Build-2</meta:generator>
    <meta:document-statistic meta:object-count="63"/>
  </office:meta>
</office:document-meta>
</file>